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494" officeooo:paragraph-rsid="00144494"/>
    </style:style>
    <style:style style:name="P2" style:family="paragraph" style:parent-style-name="Standard">
      <style:text-properties officeooo:paragraph-rsid="00144494"/>
    </style:style>
    <style:style style:name="T1" style:family="text">
      <style:text-properties officeooo:rsid="00144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: Antonios (Was ist unser Projekt worum geht es)</text:p>
      <text:p text:style-name="P1">2: Jonathan</text:p>
      <text:p text:style-name="P1">3: Antonios (google: Kein Datenschutz, Zamia speech Kaldi schlechte Installierbarkeit, Voxforge: schlechtes Modell. Wir nutzen voxforge wollen aber auf deepspeech oder Einfacheres Zamia speech umsteigen)</text:p>
      <text:p text:style-name="P1"/>
      <text:p text:style-name="P1">4: Antonios (da musst du etwas hinmachen)</text:p>
      <text:p text:style-name="P1">5: Jonathan</text:p>
      <text:p text:style-name="P1">6: Antonios (siehe jupyter notebook in github)</text:p>
      <text:p text:style-name="P1">7: Jonathan</text:p>
      <text:p text:style-name="P2"><text:span text:style-name="T1">8: Antonio(Beim ersten schlecht geklappt und noch Probe, dann immer besser bis letztes Modell → Satzanfang einfacher zu erkennnen als Satzende. Da in Realität schlechter sammeln von Daten)</text:span></text:p>
      <text:p text:style-name="P1">9: Jonathan</text:p>
      <text:p text:style-name="P1">10: Jonatha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3T19:26:35.104170997</meta:creation-date>
    <dc:date>2020-02-23T19:31:55.730106696</dc:date>
    <meta:editing-duration>PT5M21S</meta:editing-duration>
    <meta:editing-cycles>1</meta:editing-cycles>
    <meta:document-statistic meta:table-count="0" meta:image-count="0" meta:object-count="0" meta:page-count="1" meta:paragraph-count="10" meta:word-count="86" meta:character-count="583" meta:non-whitespace-character-count="507"/>
    <meta:generator>LibreOffice/6.3.4.2$Linux_X86_64 LibreOffice_project/30$Build-2</meta:generator>
  </office:meta>
</office:document-meta>
</file>